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06f4" officeooo:paragraph-rsid="000306f4"/>
    </style:style>
    <style:style style:name="P2" style:family="paragraph" style:parent-style-name="Standard">
      <style:text-properties officeooo:rsid="000306f4" officeooo:paragraph-rsid="00059435"/>
    </style:style>
    <style:style style:name="P3" style:family="paragraph" style:parent-style-name="Standard">
      <style:text-properties officeooo:rsid="000306f4" officeooo:paragraph-rsid="000797fe"/>
    </style:style>
    <style:style style:name="P4" style:family="paragraph" style:parent-style-name="Standard">
      <style:text-properties officeooo:rsid="000306f4" officeooo:paragraph-rsid="000797fe"/>
    </style:style>
    <style:style style:name="T1" style:family="text">
      <style:text-properties officeooo:rsid="000535d5"/>
    </style:style>
    <style:style style:name="T2" style:family="text">
      <style:text-properties officeooo:rsid="00097fd8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ed coverage and rate equations </text:p>
      <text:p text:style-name="P1"/>
      <text:p text:style-name="P1"><draw:frame draw:style-name="fr1" draw:name="Object1" text:anchor-type="as-char" svg:width="3.6217in" svg:height="0.398in" draw:z-index="0"><draw:object xlink:href="./Object 1" xlink:type="simple" xlink:show="embed" xlink:actuate="onLoad"/><draw:image xlink:href="./ObjectReplacements/Object 1" xlink:type="simple" xlink:show="embed" xlink:actuate="onLoad"/></draw:frame> <text:s text:c="2"/></text:p>
      <text:p text:style-name="P1"/>
      <text:p text:style-name="P1"><draw:frame draw:style-name="fr1" draw:name="Object2" text:anchor-type="as-char" svg:width="1.502in" svg:height="0.402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 <text:s text:c="2"/><text:span text:style-name="T1">; at steady state , </text:span><text:span text:style-name="T1"><draw:frame draw:style-name="fr1" draw:name="Object3" text:anchor-type="as-char" svg:width="1.5965in" svg:height="0.471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"/>
      <text:p text:style-name="P1"/>
      <text:p text:style-name="P2">Need coverage and rate equations </text:p>
      <text:p text:style-name="P2"/>
      <text:p text:style-name="P3"><draw:frame draw:style-name="fr1" draw:name="Object6" text:anchor-type="as-char" svg:width="6.3228in" svg:height="0.4217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 <text:s/></text:p>
      <text:p text:style-name="P3"/>
      <text:p text:style-name="P3"><draw:frame draw:style-name="fr1" draw:name="Object4" text:anchor-type="as-char" svg:width="2.4811in" svg:height="0.402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 <text:s/></text:p>
      <text:p text:style-name="P3"/>
      <text:p text:style-name="P3"><draw:frame draw:style-name="fr1" draw:name="Object5" text:anchor-type="as-char" svg:width="5.2925in" svg:height="0.489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2"> <text:s/>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07:14:59.571023000</meta:creation-date>
    <dc:date>2017-04-03T19:16:12.172210000</dc:date>
    <meta:editing-duration>PT40M3S</meta:editing-duration>
    <meta:editing-cycles>8</meta:editing-cycles>
    <meta:generator>LibreOffice/5.3.1.2$MacOSX_X86_64 LibreOffice_project/e80a0e0fd1875e1696614d24c32df0f95f03deb2</meta:generator>
    <meta:print-date>2017-03-28T07:31:23.983851000</meta:print-date>
    <meta:document-statistic meta:table-count="0" meta:image-count="0" meta:object-count="6" meta:page-count="1" meta:paragraph-count="7" meta:word-count="15" meta:character-count="98" meta:non-whitespace-character-count="71"/>
  </office:meta>
</office:document-meta>
</file>

<file path=Object 1/content.xml><?xml version="1.0" encoding="utf-8"?>
<math xmlns="http://www.w3.org/1998/Math/MathML" display="block">
  <semantics>
    <mrow>
      <mstyle mathvariant="italic">
        <mrow>
          <msub>
            <mi>θ</mi>
            <mi mathvariant="italic">AS</mi>
          </msub>
          <mo stretchy="false">=</mo>
          <mfrac>
            <mrow>
              <msub>
                <mi>κ</mi>
                <mi mathvariant="italic">ads</mi>
              </msub>
              <mi>ψ</mi>
            </mrow>
            <mrow>
              <mrow>
                <mn>1</mn>
                <mo stretchy="false">+</mo>
                <msub>
                  <mi>κ</mi>
                  <mi mathvariant="italic">ads</mi>
                </msub>
              </mrow>
              <mi>ψ</mi>
            </mrow>
          </mfrac>
        </mrow>
      </mstyle>
      <mtext> = coverage of surface by adsorbed A</mtext>
    </mrow>
    <annotation encoding="StarMath 5.0">ital{%theta_{AS} = {alignc %kappa_{ ads } %psi} over {1 + %kappa_{ ads } %psi}} " = coverage of surface by adsorbed A"</annotation>
  </semantics>
</math>
</file>

<file path=Object 2/content.xml><?xml version="1.0" encoding="utf-8"?>
<math xmlns="http://www.w3.org/1998/Math/MathML" display="block">
  <semantics>
    <mrow>
      <mtext>rate</mtext>
      <mo stretchy="false">=</mo>
      <mstyle mathvariant="italic">
        <mrow>
          <msup>
            <mi>ϕ</mi>
            <mn>2</mn>
          </msup>
          <mfrac>
            <mi>ψ</mi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sub>
                        <mi>κ</mi>
                        <mi mathvariant="italic">ads</mi>
                      </msub>
                    </mrow>
                    <mi>ψ</mi>
                  </mrow>
                </mrow>
                <mo fence="true" stretchy="false">)</mo>
              </mrow>
              <mn>2</mn>
            </msup>
          </mfrac>
        </mrow>
      </mstyle>
    </mrow>
    <annotation encoding="StarMath 5.0">"rate" = ital{ %phi^2{alignc %psi} over {(1 + %kappa_{ ads } %psi)^2}}</annotation>
  </semantics>
</math>
</file>

<file path=Object 3/content.xml><?xml version="1.0" encoding="utf-8"?>
<math xmlns="http://www.w3.org/1998/Math/MathML" display="block">
  <semantics>
    <mstyle mathvariant="italic">
      <mrow>
        <mrow>
          <mfrac>
            <mrow>
              <msup>
                <mi>d</mi>
                <mn>2</mn>
              </msup>
              <mi>ψ</mi>
            </mrow>
            <mrow>
              <mi>d</mi>
              <msup>
                <mi>λ</mi>
                <mn>2</mn>
              </msup>
            </mrow>
          </mfrac>
          <mo stretchy="false">=</mo>
          <msup>
            <mi>ϕ</mi>
            <mn>2</mn>
          </msup>
        </mrow>
        <mfrac>
          <mi>ψ</mi>
          <msup>
            <mrow>
              <mo fence="true" stretchy="false">(</mo>
              <mrow>
                <mrow>
                  <mrow>
                    <mn>1</mn>
                    <mo stretchy="false">+</mo>
                    <msub>
                      <mi>κ</mi>
                      <mi mathvariant="italic">ads</mi>
                    </msub>
                  </mrow>
                  <mi>ψ</mi>
                </mrow>
              </mrow>
              <mo fence="true" stretchy="false">)</mo>
            </mrow>
            <mn>2</mn>
          </msup>
        </mfrac>
      </mrow>
    </mstyle>
    <annotation encoding="StarMath 5.0">ital{ {d^2 %psi} over {d %lambda^2} = %phi^2{alignc %psi} over {(1 + %kappa_{ ads } %psi)^2}}</annotation>
  </semantics>
</math>
</file>

<file path=Object 4/content.xml><?xml version="1.0" encoding="utf-8"?>
<math xmlns="http://www.w3.org/1998/Math/MathML" display="block">
  <semantics>
    <mrow>
      <mtext>local reaction rate </mtext>
      <mo stretchy="false">=</mo>
      <mstyle mathvariant="italic">
        <mrow>
          <msup>
            <mi>ϕ</mi>
            <mn>2</mn>
          </msup>
          <mfrac>
            <mi>ψ</mi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sub>
                        <mi>κ</mi>
                        <mi mathvariant="italic">ads</mi>
                      </msub>
                    </mrow>
                    <mi>ψ</mi>
                  </mrow>
                </mrow>
                <mo fence="true" stretchy="false">)</mo>
              </mrow>
              <mn>2</mn>
            </msup>
          </mfrac>
        </mrow>
      </mstyle>
    </mrow>
    <annotation encoding="StarMath 5.0">"local reaction rate " = ital{ %phi^2{alignc %psi} over {(1 + %kappa_{ ads } %psi)^2}}</annotation>
  </semantics>
</math>
</file>

<file path=Object 5/content.xml><?xml version="1.0" encoding="utf-8"?>
<math xmlns="http://www.w3.org/1998/Math/MathML" display="block">
  <semantics>
    <mrow>
      <mrow>
        <mo fence="true" stretchy="true">(</mo>
        <mrow>
          <mfrac>
            <msub>
              <mi>V</mi>
              <mi mathvariant="italic">cell</mi>
            </msub>
            <msub>
              <mi>V</mi>
              <mi mathvariant="italic">layer</mi>
            </msub>
          </mfrac>
        </mrow>
        <mo fence="true" stretchy="true">)</mo>
      </mrow>
      <mrow>
        <mfrac>
          <mrow>
            <mi>d</mi>
            <msub>
              <mi mathvariant="normal">ψ</mi>
              <mi>c</mi>
            </msub>
          </mrow>
          <mrow>
            <mi>d</mi>
            <mi mathvariant="normal">τ</mi>
          </mrow>
        </mfrac>
        <mo stretchy="false">=</mo>
        <msub>
          <mi mathvariant="normal">κ</mi>
          <mi mathvariant="italic">flow</mi>
        </msub>
      </mrow>
      <mrow>
        <mrow>
          <mo fence="true" stretchy="false">(</mo>
          <mrow>
            <mrow>
              <msub>
                <mi mathvariant="normal">ψ</mi>
                <mtext>in</mtext>
              </msub>
              <mo stretchy="false">−</mo>
              <msub>
                <mi mathvariant="normal">ψ</mi>
                <mi>c</mi>
              </msub>
            </mrow>
          </mrow>
          <mo fence="true" stretchy="false">)</mo>
        </mrow>
        <mo stretchy="false">−</mo>
        <msub>
          <mi mathvariant="normal">κ</mi>
          <mi mathvariant="italic">diff</mi>
        </msub>
      </mrow>
      <msub>
        <mrow>
          <mo fence="true" stretchy="true">[</mo>
          <mrow>
            <mfrac>
              <mrow>
                <mi>d</mi>
                <mi mathvariant="normal">ψ</mi>
              </mrow>
              <mrow>
                <mi>d</mi>
                <mi mathvariant="normal">λ</mi>
              </mrow>
            </mfrac>
          </mrow>
          <mo fence="true" stretchy="true">]</mo>
        </mrow>
        <mrow>
          <mi mathvariant="normal">λ</mi>
          <mo stretchy="false">=</mo>
          <mn>1</mn>
        </mrow>
      </msub>
      <mtext>where </mtext>
      <mrow>
        <msub>
          <mi mathvariant="normal">ψ</mi>
          <mi>c</mi>
        </msub>
        <mo stretchy="false">=</mo>
        <mtext> reactant in mixing cell</mtext>
      </mrow>
    </mrow>
    <annotation encoding="StarMath 5.0">left ( {V_cell} over {V_layer} right ){d %psi_c} over {d %tau} = %kappa_flow (%psi_{"in"} - %psi_c) - %kappa_diff left [ {d %psi} over {d %lambda} right ]_{%lambda = 1} "where " %psi_c =  " reactant in mixing cell"</annotation>
  </semantics>
</math>
</file>

<file path=Object 6/content.xml><?xml version="1.0" encoding="utf-8"?>
<math xmlns="http://www.w3.org/1998/Math/MathML" display="block">
  <semantics>
    <mrow>
      <mstyle mathvariant="italic">
        <mrow>
          <msub>
            <mi>θ</mi>
            <mi mathvariant="italic">AS</mi>
          </msub>
          <mo stretchy="false">=</mo>
          <mfrac>
            <mrow>
              <msub>
                <mi>κ</mi>
                <mi mathvariant="italic">ads</mi>
              </msub>
              <mi>ψ</mi>
            </mrow>
            <mrow>
              <mrow>
                <mn>1</mn>
                <mo stretchy="false">+</mo>
                <msub>
                  <mi>κ</mi>
                  <mi mathvariant="italic">ads</mi>
                </msub>
              </mrow>
              <mi>ψ</mi>
            </mrow>
          </mfrac>
        </mrow>
      </mstyle>
      <mrow>
        <mtext> = local coverage of surface by adsorbed A ; local reaction rate </mtext>
        <mo stretchy="false">=</mo>
        <mstyle mathvariant="italic">
          <mfrac>
            <mrow>
              <msub>
                <mi>κ</mi>
                <mi mathvariant="italic">rxn</mi>
              </msub>
              <msub>
                <mi>κ</mi>
                <mi mathvariant="italic">ads</mi>
              </msub>
              <mi>ψ</mi>
            </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sub>
                        <mi>κ</mi>
                        <mi mathvariant="italic">ads</mi>
                      </msub>
                    </mrow>
                    <mi>ψ</mi>
                  </mrow>
                </mrow>
                <mo fence="true" stretchy="false">)</mo>
              </mrow>
              <mn>2</mn>
            </msup>
          </mfrac>
        </mstyle>
      </mrow>
      <mtext/>
    </mrow>
    <annotation encoding="StarMath 5.0">ital{%theta_{AS} = {alignc %kappa_{ ads } %psi} over {1 + %kappa_{ ads } %psi}} " = local coverage of surface by adsorbed A ; local reaction rate " = ital{  {alignc %kappa_{ rxn } %kappa_{ ads } %psi} over {(1 + %kappa_{ ads } %psi)^2}}"</annotation>
  </semantics>
</math>
</file>